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50000008078C09053240538C4.png" manifest:media-type="image/png"/>
  <manifest:file-entry manifest:full-path="Pictures/100001C40000146500000D3B85200CA952246B0D.svg" manifest:media-type="image/svg+xml"/>
  <manifest:file-entry manifest:full-path="Pictures/10000201000000C500000080A8EBE375EBFF7CF8.png" manifest:media-type="image/png"/>
  <manifest:file-entry manifest:full-path="Pictures/100001F40000146500000D3B7EA101E5848A2565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Courier New', 'Nimbus Mono L', 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2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3.5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2.418cm" fo:min-width="3.73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cm" svg:height="3.386cm" svg:x="10.528cm" svg:y="6.858cm">
          <draw:image xlink:href="Pictures/100001F40000146500000D3B7EA101E5848A2565.svg" xlink:type="simple" xlink:show="embed" xlink:actuate="onLoad">
            <text:p text:style-name="P1"/>
          </draw:image>
          <draw:image xlink:href="Pictures/10000201000000C500000080A8EBE375EBFF7CF8.png" xlink:type="simple" xlink:show="embed" xlink:actuate="onLoad"/>
        </draw:frame>
        <draw:frame draw:style-name="gr2" draw:text-style-name="P2" draw:layer="layout" svg:width="2.286cm" svg:height="0.962cm" svg:x="12.052cm" svg:y="8.366cm">
          <draw:text-box>
            <text:p>partial</text:p>
          </draw:text-box>
        </draw:frame>
        <draw:frame draw:style-name="gr1" draw:text-style-name="P1" draw:layer="layout" svg:width="3.696cm" svg:height="2.397cm" svg:x="9.712cm" svg:y="3.261cm">
          <draw:image xlink:href="Pictures/100001F40000146500000D3B7EA101E5848A2565.svg" xlink:type="simple" xlink:show="embed" xlink:actuate="onLoad">
            <text:p/>
          </draw:image>
          <draw:image xlink:href="Pictures/10000201000000C500000080A8EBE375EBFF7CF8.png" xlink:type="simple" xlink:show="embed" xlink:actuate="onLoad"/>
        </draw:frame>
        <draw:frame draw:style-name="gr3" draw:text-style-name="P4" draw:layer="layout" svg:width="3.889cm" svg:height="0.839cm" svg:x="9.56cm" svg:y="4.239cm">
          <draw:text-box>
            <text:p text:style-name="P3"><text:span text:style-name="T1">(&lt;= avg value)</text:span></text:p>
          </draw:text-box>
        </draw:frame>
        <draw:line draw:style-name="gr4" draw:text-style-name="P5" draw:layer="layout" svg:x1="11.938cm" svg:y1="5.912cm" svg:x2="11.938cm" svg:y2="7.874cm">
          <text:p/>
        </draw:line>
        <draw:frame draw:style-name="gr3" draw:text-style-name="P7" draw:layer="layout" svg:width="3.825cm" svg:height="0.878cm" svg:x="11.076cm" svg:y="11.946cm">
          <draw:text-box>
            <text:p text:style-name="P6"><text:span text:style-name="T2">(&lt;= 50 value)</text:span></text:p>
          </draw:text-box>
        </draw:frame>
        <draw:custom-shape draw:style-name="gr5" draw:text-style-name="P5" xml:id="id4" draw:id="id4" draw:layer="layout" svg:width="4.064cm" svg:height="2.54cm" svg:x="11.076cm" svg:y="11.07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7cm" svg:height="0.962cm" svg:x="13.662cm" svg:y="5.75cm">
          <draw:text-box>
            <text:p>50</text:p>
          </draw:text-box>
        </draw:frame>
        <draw:line draw:style-name="gr4" draw:text-style-name="P5" draw:layer="layout" svg:x1="14.224cm" svg:y1="6.512cm" svg:x2="14.224cm" svg:y2="7.874cm">
          <text:p/>
        </draw:line>
        <draw:frame draw:style-name="gr7" draw:text-style-name="P1" draw:layer="layout" svg:width="3.862cm" svg:height="2.505cm" svg:x="11.178cm" svg:y="10.968cm">
          <draw:image xlink:href="Pictures/100001C40000146500000D3B85200CA952246B0D.svg" xlink:type="simple" xlink:show="embed" xlink:actuate="onLoad">
            <text:p/>
          </draw:image>
          <draw:image xlink:href="Pictures/10000201000000C50000008078C09053240538C4.png" xlink:type="simple" xlink:show="embed" xlink:actuate="onLoad"/>
        </draw:frame>
        <draw:frame draw:style-name="gr6" draw:text-style-name="P9" draw:layer="layout" svg:width="1.27cm" svg:height="0.725cm" svg:x="10.06cm" svg:y="2.985cm">
          <draw:text-box>
            <text:p text:style-name="P8"><text:span text:style-name="T3">avg</text:span></text:p>
          </draw:text-box>
        </draw:frame>
        <draw:frame draw:style-name="gr8" draw:text-style-name="P9" draw:layer="layout" svg:width="1.655cm" svg:height="0.762cm" svg:x="11.584cm" svg:y="2.985cm">
          <draw:text-box>
            <text:p text:style-name="P8"><text:span text:style-name="T3">value</text:span></text:p>
          </draw:text-box>
        </draw:frame>
        <draw:custom-shape draw:style-name="gr9" draw:text-style-name="P5" xml:id="id2" draw:id="id2" draw:layer="layout" svg:width="4.264cm" svg:height="2.702cm" svg:x="9.398cm" svg:y="3.04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108cm" svg:y1="10.16cm" svg:x2="13.108cm" svg:y2="10.968cm">
          <text:p/>
        </draw:line>
        <draw:frame draw:style-name="gr10" draw:text-style-name="P7" xml:id="id1" draw:id="id1" draw:layer="layout" svg:width="5.08cm" svg:height="0.878cm" svg:x="4.98cm" svg:y="1.68cm">
          <draw:text-box>
            <text:p text:style-name="P6"><text:span text:style-name="T2">above-average?</text:span></text:p>
          </draw:text-box>
        </draw:frame>
        <draw:connector draw:style-name="gr4" draw:text-style-name="P5" draw:layer="layout" draw:type="curve" svg:x1="7.52cm" svg:y1="2.558cm" svg:x2="9.398cm" svg:y2="4.399cm" draw:start-shape="id1" draw:start-glue-point="2" draw:end-shape="id2" draw:end-glue-point="3" svg:d="M7520 2558c0 1228 626 1841 1878 1841" svg:viewBox="0 0 1879 1842">
          <text:p/>
        </draw:connector>
        <draw:frame draw:style-name="gr11" draw:text-style-name="P7" xml:id="id3" draw:id="id3" draw:layer="layout" svg:width="3.302cm" svg:height="0.878cm" svg:x="7.366cm" svg:y="10.66cm">
          <draw:text-box>
            <text:p text:style-name="P6"><text:span text:style-name="T2">above-50?</text:span></text:p>
          </draw:text-box>
        </draw:frame>
        <draw:connector draw:style-name="gr12" draw:text-style-name="P5" draw:layer="layout" draw:type="curve" svg:x1="9.017cm" svg:y1="11.538cm" svg:x2="11.076cm" svg:y2="12.349cm" draw:start-shape="id3" draw:start-glue-point="2" draw:end-shape="id4" draw:end-glue-point="3" svg:d="M9017 11538c0 541 686 811 2059 811" svg:viewBox="0 0 2060 812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Courier New', 'Nimbus Mono L', 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2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6-08-03T21:17:18.079502451</meta:creation-date>
    <dc:date>2016-08-06T18:43:47.462547027</dc:date>
    <dc:creator>J David Eisenberg</dc:creator>
    <meta:editing-duration>PT1H5M12S</meta:editing-duration>
    <meta:editing-cycles>21</meta:editing-cycles>
    <meta:generator>LibreOffice/5.0.4.2$Linux_X86_64 LibreOffice_project/2b9802c1994aa0b7dc6079e128979269cf95bc78</meta:generator>
    <meta:document-statistic meta:object-count="41"/>
  </office:meta>
</office:document-meta>
</file>